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9cm"/>
    </style:style>
    <style:style style:name="co2" style:family="table-column">
      <style:table-column-properties fo:break-before="auto" style:column-width="1.68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PageStyle_5f_Logical_20_App_20_Roles_20_Map">
      <style:table-properties table:display="true" style:writing-mode="lr-tb"/>
    </style:style>
    <style:style style:name="ta2" style:family="table" style:master-page-name="PageStyle_5f_Physical_20_App_20_Roles_20_Map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3399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3399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339966" style:diagonal-bl-tr="none" style:diagonal-tl-br="none" fo:border-left="none" fo:border-right="none" fo:border-top="0.088cm solid #000000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cal App Roles Map" table:style-name="ta1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Logical Application Components Interaction Map to Role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text:p>Role 1</text:p>
          </table:table-cell>
          <table:table-cell table:style-name="ce2" office:value-type="string">
            <text:p>Role 2</text:p>
          </table:table-cell>
          <table:table-cell table:style-name="ce2" office:value-type="string">
            <text:p>Role 3</text:p>
          </table:table-cell>
          <table:table-cell table:style-name="ce2" office:value-type="string">
            <text:p>Role 4</text:p>
          </table:table-cell>
          <table:table-cell table:style-name="ce2" office:value-type="string">
            <text:p>Role 5</text:p>
          </table:table-cell>
          <table:table-cell table:style-name="ce2" office:value-type="string">
            <text:p>Role 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1" draw:text-style-name="P1" svg:width="2.904cm" svg:height="1.966cm" svg:x="5.723cm" svg:y="1.651cm" draw:caption-point-x="-0.713cm" draw:caption-point-y="0.309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1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313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2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998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3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3.684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4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4.369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5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7cm" svg:x="5.36cm" svg:y="5.054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6</text:p>
          </table:table-cell>
          <table:table-cell table:style-name="ce5" table:number-columns-repeated="6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ysical App Roles Map" table:style-name="ta2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Physical Application Components Map to Role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text:p>Role 1</text:p>
          </table:table-cell>
          <table:table-cell table:style-name="ce2" office:value-type="string">
            <text:p>Role 2</text:p>
          </table:table-cell>
          <table:table-cell table:style-name="ce2" office:value-type="string">
            <text:p>Role 3</text:p>
          </table:table-cell>
          <table:table-cell table:style-name="ce2" office:value-type="string">
            <text:p>Role 4</text:p>
          </table:table-cell>
          <table:table-cell table:style-name="ce2" office:value-type="string">
            <text:p>Role 5</text:p>
          </table:table-cell>
          <table:table-cell table:style-name="ce2" office:value-type="string">
            <text:p>Role 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1" draw:text-style-name="P1" svg:width="2.904cm" svg:height="1.966cm" svg:x="5.36cm" svg:y="1.628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1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313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2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998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3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3.684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4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4.369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5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7cm" svg:x="5.36cm" svg:y="5.054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6</text:p>
          </table:table-cell>
          <table:table-cell table:style-name="ce5" table:number-columns-repeated="6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cal_20_App_20_Roles_20_Map" style:display-name="PageStyle_Logical App Roles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App_20_Roles_20_Map" style:display-name="PageStyle_Physical App Roles 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26" meta:object-count="0"/>
    <meta:generator>OpenOffice.org/3.2$Unix OpenOffice.org_project/320m12$Build-9483</meta:generator>
  </office:meta>
</office:document-meta>
</file>